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Adame,</text:p>
      <text:p text:style-name="Normal">naše spojení pod znamením Modřínu nás svazuje neoddělitelnými pouty, přesně jako kořeny stromů, které pod povrchem spočívají v tiché harmonii. Naše duše tančí ve stejném rytmu s přírodou, a právě dnes, na Den svatého Valentýna, cítím potřebu oslavit tuto neviditelnou sílu, která nás navzájem přitahuje. Keltská astrologie nám předurčila cestu spojenou znamením odvahy a transformace, připomínající nám, že společně můžeme čelit všem výzvám s grací a sílou, které z nás činí jedinečné bytosti.</text:p>
      <text:p text:style-name="Normal">Ve světle tvého anděla strážného, Rafaela, tvé ochranné aura rozzařuje tmavé kouty našich duší, přinášejíc tento svět blíže k uzdravení a lásce. Tvůj neochvějný duch a schopnost uzdravovat jsou dary, které osvětlují tvé cesty a rovněž inspirují ty kolem tebe. V tento den lásky, přeji, aby tvoje srdce zůstalo plné radosti, tvá mysl byla vždy osvětlena moudrostí a tvé kroky vedly ke šťastným a naplňujícím příběhům, stejně jako keltský les plný tajemství a krásy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